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fo:font-weight="normal" officeooo:rsid="00017d31" officeooo:paragraph-rsid="00017d31" style:font-size-asian="12pt" style:font-weight-asian="normal" style:font-size-complex="12pt" style:font-weight-complex="normal"/>
    </style:style>
    <style:style style:name="P2" style:family="paragraph" style:parent-style-name="Standard">
      <style:text-properties style:font-name="Courier New" fo:font-size="12pt" officeooo:paragraph-rsid="00016917" style:font-size-asian="12pt" style:font-size-complex="12pt"/>
    </style:style>
    <style:style style:name="P3" style:family="paragraph" style:parent-style-name="Standard">
      <style:text-properties style:font-name="Courier New" fo:font-size="12pt" officeooo:rsid="00017d31" officeooo:paragraph-rsid="00017d31" style:font-size-asian="12pt" style:font-size-complex="12pt"/>
    </style:style>
    <style:style style:name="P4" style:family="paragraph" style:parent-style-name="Standard">
      <style:text-properties style:font-name="Courier New" fo:font-size="12pt" officeooo:rsid="0003f89a" officeooo:paragraph-rsid="0003f89a" style:font-size-asian="12pt" style:font-size-complex="12pt"/>
    </style:style>
    <style:style style:name="P5" style:family="paragraph" style:parent-style-name="Standard">
      <style:text-properties style:font-name="Courier New" fo:font-size="12pt" officeooo:rsid="00062315" officeooo:paragraph-rsid="00062315" style:font-size-asian="12pt" style:font-size-complex="12pt"/>
    </style:style>
    <style:style style:name="P6" style:family="paragraph" style:parent-style-name="Standard">
      <style:text-properties style:font-name="Courier New" fo:font-size="12pt" officeooo:rsid="0007d1f9" officeooo:paragraph-rsid="0007d1f9" style:font-size-asian="12pt" style:font-size-complex="12pt"/>
    </style:style>
    <style:style style:name="P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6917"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7d31"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7d31" officeooo:paragraph-rsid="00017d31"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62315" officeooo:paragraph-rsid="00062315"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7d1f9" officeooo:paragraph-rsid="0007d1f9"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2pt" style:font-weight-asian="normal" style:font-size-complex="12pt" style:font-weight-complex="normal"/>
    </style:style>
    <style:style style:name="P13"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style:font-name="Courier New" fo:font-size="12pt" style:text-underline-style="none" fo:font-weight="normal" officeooo:rsid="000aeb95" officeooo:paragraph-rsid="000aeb95" style:font-size-asian="10.5pt" style:font-weight-asian="normal" style:font-size-complex="12pt" style:font-weight-complex="normal"/>
    </style:style>
    <style:style style:name="P15" style:family="paragraph" style:parent-style-name="Standard">
      <style:paragraph-properties fo:text-align="start" style:justify-single-word="false" fo:break-before="page"/>
      <style:text-properties style:font-name="Courier New" fo:font-size="12pt" style:text-underline-style="none" fo:font-weight="normal" officeooo:rsid="000c7a1d" officeooo:paragraph-rsid="000c7a1d" style:font-size-asian="10.5pt" style:font-weight-asian="normal" style:font-size-complex="12pt" style:font-weight-complex="normal"/>
    </style:style>
    <style:style style:name="P16" style:family="paragraph" style:parent-style-name="Standard">
      <style:text-properties style:font-name="Courier New" fo:font-size="12pt" officeooo:rsid="00016917" officeooo:paragraph-rsid="00016917" style:font-size-asian="12pt" style:font-size-complex="12pt"/>
    </style:style>
    <style:style style:name="P17" style:family="paragraph" style:parent-style-name="Standard">
      <style:text-properties style:font-name="Courier New" fo:font-size="12pt" officeooo:rsid="00017d31" officeooo:paragraph-rsid="00017d31" style:font-size-asian="12pt" style:font-size-complex="12pt"/>
    </style:style>
    <style:style style:name="P18" style:family="paragraph" style:parent-style-name="Standard">
      <style:text-properties style:font-name="Courier New" fo:font-size="12pt" officeooo:rsid="0007d1f9" officeooo:paragraph-rsid="0007d1f9" style:font-size-asian="12pt" style:font-size-complex="12pt"/>
    </style:style>
    <style:style style:name="P19" style:family="paragraph" style:parent-style-name="Standard">
      <style:text-properties style:font-name="Courier New" fo:font-size="12pt" officeooo:rsid="000f1cf9" officeooo:paragraph-rsid="000f1cf9" style:font-size-asian="12pt" style:font-size-complex="12pt"/>
    </style:style>
    <style:style style:name="P20" style:family="paragraph" style:parent-style-name="Standard">
      <style:text-properties style:font-name="Courier New" fo:font-size="12pt" officeooo:rsid="0010d677" officeooo:paragraph-rsid="0010d677" style:font-size-asian="12pt" style:font-size-complex="12pt"/>
    </style:style>
    <style:style style:name="P2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c7a1d" officeooo:paragraph-rsid="0007d1f9"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f1cf9" officeooo:paragraph-rsid="000f1cf9"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d677" officeooo:paragraph-rsid="0010d677" style:font-size-asian="16pt" style:font-weight-asian="bold" style:font-size-complex="16pt" style:font-weight-complex="bold"/>
    </style:style>
    <style:style style:name="P24" style:family="paragraph" style:parent-style-name="Standard">
      <style:paragraph-properties fo:break-before="page"/>
      <style:text-properties style:font-name="Courier New" fo:font-size="12pt" officeooo:rsid="0010d677" officeooo:paragraph-rsid="0010d677" style:font-size-asian="12pt" style:font-size-complex="12pt"/>
    </style:style>
    <style:style style:name="P25" style:family="paragraph" style:parent-style-name="Standard">
      <style:paragraph-properties fo:text-align="start" style:justify-single-word="false" fo:break-before="page"/>
      <style:text-properties style:font-name="Courier New" fo:font-size="12pt" style:text-underline-style="none" fo:font-weight="normal" officeooo:rsid="000f1cf9" officeooo:paragraph-rsid="000f1cf9" style:font-size-asian="10.5pt" style:font-weight-asian="normal" style:font-size-complex="12pt" style:font-weight-complex="normal"/>
    </style:style>
    <style:style style:name="P26" style:family="paragraph" style:parent-style-name="Standard">
      <style:paragraph-properties fo:text-align="start" style:justify-single-word="false" fo:break-before="page"/>
      <style:text-properties style:font-name="Courier New" fo:font-size="12pt" style:text-underline-style="none" fo:font-weight="normal" officeooo:rsid="0010d677" officeooo:paragraph-rsid="0010d677" style:font-size-asian="10.5pt" style:font-weight-asian="normal" style:font-size-complex="12pt" style:font-weight-complex="normal"/>
    </style:style>
    <style:style style:name="P27" style:family="paragraph" style:parent-style-name="Standard">
      <style:paragraph-properties fo:text-align="start" style:justify-single-word="false" fo:break-before="page"/>
      <style:text-properties style:font-name="Courier New" fo:font-size="12pt" style:text-underline-style="none" fo:font-weight="normal" officeooo:rsid="0011cccb" officeooo:paragraph-rsid="0011cccb" style:font-size-asian="10.5pt" style:font-weight-asian="normal" style:font-size-complex="12pt" style:font-weight-complex="normal"/>
    </style:style>
    <style:style style:name="T1" style:family="text">
      <style:text-properties officeooo:rsid="00017d31"/>
    </style:style>
    <style:style style:name="T2" style:family="text">
      <style:text-properties officeooo:rsid="00016917"/>
    </style:style>
    <style:style style:name="T3" style:family="text">
      <style:text-properties officeooo:rsid="0002763f"/>
    </style:style>
    <style:style style:name="T4" style:family="text">
      <style:text-properties officeooo:rsid="00053454"/>
    </style:style>
    <style:style style:name="T5" style:family="text">
      <style:text-properties officeooo:rsid="000c7a1d"/>
    </style:style>
    <style:style style:name="T6" style:family="text">
      <style:text-properties officeooo:rsid="0011cc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ar: 200<text:span text:style-name="T3">7</text:span>-ish<text:line-break/><text:line-break/>These are excerpts intended to capture emotion.</text:p>
      <text:p text:style-name="P12">Michel Keith and Ryan Gates</text:p>
      <text:p text:style-name="P7"/>
      <text:p text:style-name="P7">War Zone</text:p>
      <text:p text:style-name="P16"><text:tab/>The sound of gun blasts fill my ears as I try to hear what buddy next to me is trying to say. All I can make out is a two syllable blur. I feel a sudden sharp pain in my chest as I fall to my knees. I can hear his voice as if I were drowning, “You’re gonna be alright and another two syllable blur before I blackout.</text:p>
      <text:p text:style-name="P2"><text:tab/><text:span text:style-name="T2">I wake up coughing up blood, vision to blurry to tell where I am at. I hear a voice, “make sure that one’s dead.” footsteps come closer and I hear the click of a revolver. I never felt so alive than when I was this close to death. He pulls the trigger...</text:span></text:p>
      <text:p text:style-name="P12">Nala McKay</text:p>
      <text:p text:style-name="P8"/>
      <text:p text:style-name="P8">Cafe Rain</text:p>
      <text:p text:style-name="P3"><text:tab/>I walk into the cafe as I usually do on Saturday morning. I took my usual seat by the window. The smell of fresh cooked food filled the air. I look out the window to see the heavy overcast, it looks as if it could rain any minute. I hear the ring of the bell tied to the door, its not to sophisticated but it makes it peaceful somehow.</text:p>
      <text:p text:style-name="P3">They walk up to the counter and start talking to the cashier. After a moment she modestly takes off her apron and starts to cry as she walks away. I wonder what that was about. It starts to rain suddenly and heavily. I get up and go outside to embrace the cleansing of the world rain...</text:p>
      <text:p text:style-name="P12">Tom Mitts and Alissa May(Pony)</text:p>
      <text:p text:style-name="P9"/>
      <text:p text:style-name="P9">Pond Sunset</text:p>
      <text:p text:style-name="P4"><text:tab/>I push the wooden boat off the shore and jump in with her on the opposite side. The crickets are chirping in the evening atmosphere as I pick up the ores and start rowing toward the middle of the large pond. I have the urge to break the silence, “Have you ever done this before?”</text:p>
      <text:p text:style-name="P4"><text:tab/>“No, not like this.” she says looking around.</text:p>
      <text:p text:style-name="P4"><text:tab/>“You’re gonna love it, trust me.” As we near the perfect spot I stop rowing and pick up the anchor.</text:p>
      <text:p text:style-name="P4"><text:tab/>“<text:span text:style-name="T4">This is it. I say as I toss it overboard. “What do you think?”<text:line-break/><text:tab/>“It’s beautiful.” she says watching the bright orange sun reflect off the water...</text:span></text:p>
      <text:p text:style-name="P13">Nala McKay and Alissa May (Pony)</text:p>
      <text:p text:style-name="P10"/>
      <text:p text:style-name="P10">Office Sunrise</text:p>
      <text:p text:style-name="P5"><text:tab/>I open the doors to the rooftop of the office building and walk to the railing at the edge. I look back to make sure the door didn’t blow shut. I look back over the city and watch the early dawn sunrise before I go to the boring office.</text:p>
      <text:p text:style-name="P5"><text:tab/>“So are you really gonna do it?” a female voice says.</text:p>
      <text:p text:style-name="P5"><text:tab/>She frightened me so bad I almost jumped off. “Do what?”<text:line-break/><text:tab/>“Close the deal, you are the one handling that aren’t you?”<text:line-break/><text:tab/>“Oh, of course.”</text:p>
      <text:p text:style-name="P5"><text:tab/>“What are you doing up here?” she asks looking out past me.</text:p>
      <text:p text:style-name="P5"><text:tab/>“Enjoying the sunrise before work. Ever wonder what it’s like to live beyond the city?”</text:p>
      <text:p text:style-name="P5"><text:tab/>“I-yeah...</text:p>
      <text:p text:style-name="P14">Tom Mitts and Nala McKay</text:p>
      <text:p text:style-name="P11"/>
      <text:p text:style-name="P11">Red Snow</text:p>
      <text:p text:style-name="P6"><text:tab/>I fly through the air as I’m thrown out of a hotel. The fresh snow sticks to my clothes as I make my way to my feet. The snow is clumped where my body crushed is. Fresh snow is falling in large flakes. I look for a taxi to take me home but there’s none. I furn toward home and start walking but as soon as I turn I hear two bodies hit the snow from the hotel. I turn to see and man pointing a handgun. I feel the rush as I tackle the guy to the ground and take the gun from him. He pulls another from his belt and without thinking I fire a bullet into his head. I turn to hew and reach out my hand to help her up...</text:p>
      <text:p text:style-name="P15">Ryan Gates</text:p>
      <text:p text:style-name="P11"/>
      <text:p text:style-name="P21">Lonely Road</text:p>
      <text:p text:style-name="P6"><text:tab/><text:span text:style-name="T5">I look back at the road to see just how far I’ve come. All I brought with me is a backpack of clothes and the little money I have left. About two more miles I think to myself as I continue on. I hear a car approaching from behind so I put my thumb up but they don’t slow down. I continue on. At eh nest intersection I fins a convenient store as I go in. After a restroom break and refilling my water bottle I continue walking. After awhile of silence another car approaches from behind, so as before I gave a thumbs up and as before the drive on. I think to myself two more miles...</text:span></text:p>
      <text:p text:style-name="P25">Tom Mitts</text:p>
      <text:p text:style-name="P22"/>
      <text:p text:style-name="P22">Silent Hunter</text:p>
      <text:p text:style-name="P19"><text:tab/>I load the chamber of my shotgun and get down into position, preparing for a ling wait. In the ever common dead silence I hear the quick scamper of a squirrel rustling the leaves. I look over at it to see its movements. Is was mostly gray with a read streak, “maybe a cross”, I think to myself. I feel a sudden sharp prick on my neck. I reach up to grab it, an ant. I look around on the ground where I’m sitting, oh course I would be on an ant hill. I get up and find another spot for cover. It’s hard to find a place upwind with good view of the field...</text:p>
      <text:p text:style-name="P26">Alice McKay and Eric McKay</text:p>
      <text:p text:style-name="P23"/>
      <text:p text:style-name="P23">Happily Together</text:p>
      <text:p text:style-name="P20"><text:tab/>I start to get nervous as I begin my decent down the aisle, my gown dragging the floor, and my veil twinkling in the light. I could smell the rose pedals being tossed to the ground as I make my last few steps forward. My soon-to-be-husband turns toward me, “You look amazing.” as he smiles, such a handsome smile. I look into his big brown eyes and I can’t help but to smile.</text:p>
      <text:p text:style-name="P20"><text:tab/>The preacher begins, “Do you take him to be your lawful wedded husband, for better or worse, richer or poorer, in sickness and in health, till death do you part?”</text:p>
      <text:p text:style-name="P20"><text:tab/>At this moment I thought about how it seems like you have waited forever for this moment, is this really what I wanted?</text:p>
      <text:p text:style-name="P20"><text:tab/>“I do...</text:p>
      <text:p text:style-name="P27">Ryan Gates</text:p>
      <text:p text:style-name="P23"/>
      <text:p text:style-name="P23">Simple Crystal</text:p>
      <text:p text:style-name="P20"><text:tab/>I reach out for the <text:span text:style-name="T6">c</text:span>rystal sitting on the pedestal and carefully <text:span text:style-name="T6">pick it up, “This is it?” I turn to my companions and ask in disbelief. The start to gabble among themselves trying to make more out of what I had said but they weren't far off from what I was trying to was. I mean if it had been a challenge to get here is would have at least made sense to come. But to walk in and take it like this? It doesn’t seem right. Have our lives come down to things so simple...</text:span></text:p>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1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1-14T01:43:12.877000000</dc:date>
    <meta:editing-duration>P1DT12H54M32S</meta:editing-duration>
    <meta:editing-cycles>10</meta:editing-cycles>
    <meta:document-statistic meta:table-count="0" meta:image-count="0" meta:object-count="0" meta:page-count="11" meta:paragraph-count="42" meta:word-count="1124" meta:character-count="5602" meta:non-whitespace-character-count="4493"/>
  </office:meta>
</office:document-meta>
</file>